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1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84" office:value-type="string" calcext:value-type="string">
            <text:p>Application Android</text:p>
          </table:table-cell>
          <table:table-cell table:style-name="ce84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number-columns-repeated="23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table:number-columns-repeated="17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6T18:11:38.293662151</dc:date>
    <meta:editing-duration>P291DT10H32M46S</meta:editing-duration>
    <meta:editing-cycles>1083</meta:editing-cycles>
    <meta:generator>LibreOffice/6.1.5.2$Linux_X86_64 LibreOffice_project/10$Build-2</meta:generator>
    <meta:document-statistic meta:table-count="3" meta:cell-count="869" meta:object-count="0"/>
  </office:meta>
</office:document-meta>
</file>